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.586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2.2cm"/>
    </style:style>
    <style:style style:name="Table1.H" style:family="table-column">
      <style:table-column-properties style:column-width="2.19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weight="normal" officeooo:paragraph-rsid="00100ed3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weight="normal" officeooo:paragraph-rsid="00150766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weight="normal" officeooo:paragraph-rsid="001395c0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normal" officeooo:paragraph-rsid="001b0145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weight="normal" officeooo:paragraph-rsid="001bf1f5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weight="normal" officeooo:paragraph-rsid="001dd242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weight="normal" officeooo:paragraph-rsid="001ce857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weight="normal" officeooo:rsid="00198f8a" officeooo:paragraph-rsid="00198f8a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officeooo:rsid="001bf1f5" officeooo:paragraph-rsid="001bf1f5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weight="normal" officeooo:rsid="0010b33f" officeooo:paragraph-rsid="0010b33f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rsid="001dd242" officeooo:paragraph-rsid="001dd242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paragraph-rsid="00100ed3" style:font-weight-asian="bold" style:font-weight-complex="bold"/>
    </style:style>
    <style:style style:name="P18" style:family="paragraph" style:parent-style-name="Table_20_Contents">
      <style:text-properties fo:font-weight="bold" officeooo:paragraph-rsid="00100ed3" style:font-weight-asian="bold" style:font-weight-complex="bold"/>
    </style:style>
    <style:style style:name="P19" style:family="paragraph" style:parent-style-name="Table_20_Contents">
      <style:text-properties fo:font-weight="bold" officeooo:rsid="001298c6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10b33f" style:font-weight-asian="bold" style:font-weight-complex="bold"/>
    </style:style>
    <style:style style:name="P21" style:family="paragraph" style:parent-style-name="Text_20_body">
      <style:text-properties fo:font-size="13pt" fo:font-weight="bold" officeooo:rsid="001277c5" officeooo:paragraph-rsid="001277c5" style:font-size-asian="13pt" style:font-weight-asian="bold" style:font-size-complex="13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paragraph-rsid="001ee5e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b33f"/>
    </style:style>
    <style:style style:name="T3" style:family="text">
      <style:text-properties officeooo:rsid="001298c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50766"/>
    </style:style>
    <style:style style:name="T6" style:family="text">
      <style:text-properties officeooo:rsid="001b014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 fo:language="pt" fo:country="BR" fo:font-style="italic" officeooo:rsid="0022f2d3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1">Status: <text:span text:style-name="T4">accepted</text:span>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>
          <table:table-cell table:style-name="Table1.A1" office:value-type="string">
            <text:p text:style-name="P18">1:</text:p>
            <text:p text:style-name="P18">Reviewer's</text:p>
            <text:p text:style-name="P15">confidence</text:p>
            <text:p text:style-name="P15">tpc:</text:p>
            <text:p text:style-name="P15"/>
          </table:table-cell>
          <table:table-cell table:style-name="Table1.A1" office:value-type="string">
            <text:p text:style-name="P15">2:</text:p>
            <text:p text:style-name="P15">Relevance</text:p>
            <text:p text:style-name="P15">to the Call</text:p>
            <text:p text:style-name="P15">for Papers</text:p>
            <text:p text:style-name="P15">author:</text:p>
            <text:p text:style-name="P15"/>
            <text:p text:style-name="P15"/>
            <text:p text:style-name="P16"><text:s text:c="6"/></text:p>
            <text:p text:style-name="P16"><text:s text:c="8"/></text:p>
          </table:table-cell>
          <table:table-cell table:style-name="Table1.A1" office:value-type="string">
            <text:p text:style-name="P16">3:</text:p>
            <text:p text:style-name="P16">Readability,</text:p>
            <text:p text:style-name="P16">organization,</text:p>
            <text:p text:style-name="P16">and</text:p>
            <text:p text:style-name="P16">presentation</text:p>
            <text:p text:style-name="P16">author:</text:p>
            <text:p text:style-name="P16"/>
          </table:table-cell>
          <table:table-cell table:style-name="Table1.A1" office:value-type="string">
            <text:p text:style-name="P15">4:</text:p>
            <text:p text:style-name="P15">References</text:p>
            <text:p text:style-name="P15">to Related</text:p>
            <text:p text:style-name="P15">Work</text:p>
            <text:p text:style-name="P15">author:</text:p>
            <text:p text:style-name="P15"/>
          </table:table-cell>
          <table:table-cell table:style-name="Table1.A1" office:value-type="string">
            <text:p text:style-name="P15">5:</text:p>
            <text:p text:style-name="P16">Technical</text:p>
            <text:p text:style-name="P16">content</text:p>
            <text:p text:style-name="P16">author:</text:p>
            <text:p text:style-name="P16"/>
          </table:table-cell>
          <table:table-cell table:style-name="Table1.A1" office:value-type="string">
            <text:p text:style-name="P15">6:</text:p>
            <text:p text:style-name="P15">Originality</text:p>
            <text:p text:style-name="P15">and</text:p>
            <text:p text:style-name="P15">contribution</text:p>
            <text:p text:style-name="P15">author:</text:p>
            <text:p text:style-name="P15"/>
          </table:table-cell>
          <table:table-cell table:style-name="Table1.A1" office:value-type="string">
            <text:p text:style-name="P15">7: Overall paper</text:p>
            <text:p text:style-name="P15">recommendation</text:p>
            <text:p text:style-name="P15">author:</text:p>
            <text:p text:style-name="P15"/>
          </table:table-cell>
          <table:table-cell table:style-name="Table1.H1" office:value-type="string">
            <text:p text:style-name="P16">8: Best</text:p>
            <text:p text:style-name="P16">paper</text:p>
            <text:p text:style-name="P16">candidate</text:p>
            <text:p text:style-name="P16">tpc:</text:p>
          </table:table-cell>
        </table:table-row>
        <table:table-row>
          <table:table-cell table:style-name="Table1.A2" office:value-type="string">
            <text:p text:style-name="P19">3) High</text:p>
            <text:p text:style-name="P15"/>
          </table:table-cell>
          <table:table-cell table:style-name="Table1.A2" office:value-type="string">
            <text:p text:style-name="P17">3) Highly</text:p>
            <text:p text:style-name="P17">Relevant</text:p>
          </table:table-cell>
          <table:table-cell table:style-name="Table1.A2" office:value-type="string">
            <text:p text:style-name="P16">5) Very Good</text:p>
          </table:table-cell>
          <table:table-cell table:style-name="Table1.A2" office:value-type="string">
            <text:p text:style-name="P15">4) <text:span text:style-name="T2">Very </text:span>Good</text:p>
          </table:table-cell>
          <table:table-cell table:style-name="Table1.A2" office:value-type="string">
            <text:p text:style-name="P16">4) Good</text:p>
          </table:table-cell>
          <table:table-cell table:style-name="Table1.A2" office:value-type="string">
            <text:p text:style-name="P15">2) Fair</text:p>
          </table:table-cell>
          <table:table-cell table:style-name="Table1.A2" office:value-type="string">
            <text:p text:style-name="P15">3) Weak accept</text:p>
          </table:table-cell>
          <table:table-cell table:style-name="Table1.H2" office:value-type="string">
            <text:p text:style-name="P20">no</text:p>
            <text:p text:style-name="P16"><text:s text:c="7"/>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Major strengths of this paper: <text:s text:c="82"/></text:p>
            <text:p text:style-name="P16"/>
            <text:p text:style-name="P12">The paper proposes a tool for assessing congestion control, a relevant topic in network communication.</text:p>
            <text:p text:style-name="P12"/>
            <text:p text:style-name="P13">Good theoretical presentation.</text:p>
            <text:p text:style-name="P2"/>
            <text:p text:style-name="P16"/>
            <text:p text:style-name="P14"/>
          </table:table-cell>
        </table:table-row>
        <table:table-row>
          <table:table-cell table:style-name="Table2.A2" office:value-type="string">
            <text:p text:style-name="P16">Major shortcomings of this paper: <text:s text:c="92"/></text:p>
            <text:p text:style-name="P16"/>
            <text:p text:style-name="P2">There is no emphasis on the advantages of a protocol trained on the proposed platform in relation to the main currently known congestion schemes.</text:p>
            <text:p text:style-name="P2"/>
            <text:p text:style-name="P2">No categorical conclusions about the tainted CC performance.</text:p>
            <text:p text:style-name="P2"/>
            <text:p text:style-name="P2">Missing components in the illustrations.</text:p>
            <text:p text:style-name="P2"/>
          </table:table-cell>
        </table:table-row>
        <table:table-row>
          <table:table-cell table:style-name="Table2.A2" office:value-type="string">
            <text:p text:style-name="P17">Comments to the authors justifying your rates and overall recommendation: Please make sure to provide a solid and constructive review for the authors to improve their paper. Include detailed comments and inform any missing related work (especially in regard to previous SBRC editions):</text:p>
            <text:p text:style-name="P17"/>
            <text:p text:style-name="P4">- Listing <text:span text:style-name="T5">1 and</text:span> Listing 2 is not found. It wouldn't be Algorithm 1, Algorithm 2?</text:p>
            <text:p text:style-name="P4"/>
            <text:p text:style-name="P8"><text:soft-page-break/>-Introduce the episode concept in 2.1 and relate it to OMNet event queue in 2.3</text:p>
            <text:p text:style-name="P8"/>
            <text:p text:style-name="P8">-Explain better, since it is very important for the work</text:p>
            <text:p text:style-name="P8">“Instead of having the agent actively step the environment and wait for the returned tuple, Rllib provides the ExternalEnv interface, which permits querying a policy for actions and logging end-of-step tuples” lines 48 e 49, <text:s/>page 6</text:p>
            <text:p text:style-name="P8"/>
            <text:p text:style-name="P22">-Indicate Stepper, <text:span text:style-name="T8">OMNeT++ API , </text:span>Broker and <text:s/>OMNeT++ module components, in figure 3.</text:p>
            <text:p text:style-name="P8"/>
            <text:p text:style-name="P8">-As there is a focus on decoupling, it would be more interesting to describe the architecture based on some “Design pattern”.</text:p>
            <text:p text:style-name="P11"/>
            <text:p text:style-name="P3">- The letters should be more prominent in the figures <text:span text:style-name="T2">(more contrast)</text:span>.</text:p>
            <text:p text:style-name="P3"/>
            <text:p text:style-name="P3">-There is a missing reference (line 17 of page 16)</text:p>
            <text:p text:style-name="P3"/>
            <text:p text:style-name="P7">- Place the figure 17 in figure 16 and vice versa. <text:s text:c="32"/></text:p>
            <text:p text:style-name="P7"><text:s text:c="101"/></text:p>
            <text:p text:style-name="P6">- <text:span text:style-name="T2">The paper should g</text:span>ive <text:span text:style-name="T2">more </text:span>emphasis in <text:span text:style-name="T3">the advantages</text:span> of a CC, obtained by RF. <text:s/></text:p>
            <text:p text:style-name="P6"><text:s text:c="11"/></text:p>
            <text:p text:style-name="P6">-Bring footnote 7 and 8 to the respective pages (Line 11 and Line 47 pg 9)</text:p>
            <text:p text:style-name="P6"/>
            <text:p text:style-name="P9">-Highlight Pybind in Figure 2 and in a possible class diagram.</text:p>
            <text:p text:style-name="P9"/>
            <text:p text:style-name="P6">-Tak<text:span text:style-name="T6">e</text:span> the idea “the stage does not need to be defined by the trainer or worker (s)” (line 40 pg 10) in (2) <text:s text:c="14"/></text:p>
            <text:p text:style-name="P6"/>
            <text:p text:style-name="P6">- There is an “overload” of the <text:span text:style-name="T7">step</text:span> term (function, set of events, reset tag and end of event tag). Try to designate them better.</text:p>
            <text:p text:style-name="P6"/>
            <text:p text:style-name="P6">-As there is a focus on decoupling, it would be more interesting to describe the architecture based on some “Design pattern”. <text:s text:c="61"/></text:p>
            <text:p text:style-name="P6"/>
            <text:p text:style-name="P6"><text:s text:c="126"/></text:p>
          </table:table-cell>
        </table:table-row>
        <table:table-row>
          <table:table-cell table:style-name="Table2.A2" office:value-type="string">
            <text:p text:style-name="P16">Comments for the TPC (not seen by the authors):To help in the final selection process, please state your final opinion about the paper.: <text:s text:c="93"/></text:p>
            <text:p text:style-name="P16"/>
            <text:p text:style-name="P1">The article's proposal is very promising and fits perfectly with the current needs of IP communication networks, in which the best CC mechanism remains open.<text:span text:style-name="T1"> <text:s text:c="74"/></text:span></text:p>
            <text:p text:style-name="P16"><text:s text:c="23"/></text:p>
            <text:p text:style-name="P5">The article needs to make clear, in a real or simulated environment, the advantages of a protocol trained by RF in relation to the others already proposed. In addition, the work seems to be more concerned with the training efficiency than with the gains that a CC designer would have with RayNet.</text:p>
            <text:p text:style-name="P5"/>
            <text:p text:style-name="P10">The paper should go deeper in reproducibility, once the platform feature is proved by graphs.</text:p>
            <text:p text:style-name="P2"><text:s text:c="190"/></text:p>
            <text:p text:style-name="P2"><text:s text:c="119"/></text:p>
            <text:p text:style-name="P2"><text:soft-page-break/></text:p>
          </table:table-cell>
        </table:table-row>
        <table:table-row>
          <table:table-cell table:style-name="Table2.A2" office:value-type="string">
            <text:p text:style-name="P16">Comments to authors regarding the rebuttal:(to be filled out at the end of the rebuttal phase, if a rebuttal is provided by the authors)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4T19:55:04.964000000</meta:creation-date>
    <dc:date>2023-03-01T11:27:26.877000000</dc:date>
    <meta:editing-duration>PT3H38M28S</meta:editing-duration>
    <meta:editing-cycles>18</meta:editing-cycles>
    <meta:generator>LibreOffice/7.4.2.3$Windows_X86_64 LibreOffice_project/382eef1f22670f7f4118c8c2dd222ec7ad009daf</meta:generator>
    <meta:document-statistic meta:table-count="2" meta:image-count="0" meta:object-count="0" meta:page-count="3" meta:paragraph-count="83" meta:word-count="568" meta:character-count="4358" meta:non-whitespace-character-count="2814"/>
  </office:meta>
</office:document-meta>
</file>